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5" style:family="paragraph" style:parent-style-name="Standard" style:master-page-name="">
      <style:paragraph-properties fo:text-align="justify" style:justify-single-word="false" fo:keep-together="auto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%=droitEcheanceDossier_no_label=% : %=droitEcheanceDossier_no_val=%</text:p>
      <text:p text:style-name="P2">%=droitEcheanceAffilieInd_no_label=% : %=droitEcheanceAffilieInd_no_val=% </text:p>
      <text:p text:style-name="P2">%=droitEcheanceAlloc_nss_label=% : %=droitEcheanceAlloc_nss_val=%</text:p>
      <text:p text:style-name="P2"/>
      <text:p text:style-name="Standard"/>
      <text:p text:style-name="P2">%=droitEcheanceAllocataire_concerne_label=% - %=droitEcheanceAllocataire_concerne_val=%</text:p>
      <text:p text:style-name="Standard"/>
      <text:p text:style-name="Standard"/>
      <text:p text:style-name="Standard"/>
      <text:p text:style-name="Standard">%=droitEcheanceAllocataireInd_politesse=%</text:p>
      <text:p text:style-name="Standard"/>
      <text:p text:style-name="Standard"/>
      <text:p text:style-name="Standard">%=droitEcheanceAllocataireInd_texteDebut=%</text:p>
      <text:p text:style-name="Standard"/>
      <text:p text:style-name="Standard">%#include AL/FVE/echeances/listeDroitsEcheancesAllocataire#%</text:p>
      <text:p text:style-name="Standard"/>
      <text:p text:style-name="P5">%=droitEcheanceAllocataireInd_texteFin=% <text:span text:style-name="T1">%=droitEcheanceAllocataireInd_texteCopie=%</text:span><text:span text:style-name="T2"> %=droitEcheanceAllocataireInd_texteCopieFin=% </text:span><text:span text:style-name="T1">%=droitEcheanceAllocataireInd_texteNss=% </text:span><text:span text:style-name="T2">%=droitEcheanceAllocataireInd_texteFinFormation=%</text:span></text:p>
      <text:p text:style-name="P4">%=droitEcheanceAllocataireInd_texteRevision=%</text:p>
      <text:p text:style-name="Standard"/>
      <text:p text:style-name="P3">%=droitEcheanceAllocatair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6T16:34:43.34</dc:date>
    <meta:editing-cycles>58</meta:editing-cycles>
    <meta:editing-duration>PT18H38M21S</meta:editing-duration>
    <meta:document-statistic meta:table-count="0" meta:image-count="0" meta:object-count="0" meta:page-count="1" meta:paragraph-count="10" meta:word-count="23" meta:character-count="749"/>
    <meta:user-defined meta:name="Info 1"/>
    <meta:user-defined meta:name="Info 2"/>
    <meta:user-defined meta:name="Info 3"/>
    <meta:user-defined meta:name="Info 4"/>
  </office:meta>
</office:document-meta>
</file>